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  <table:table-cell table:style-name="Default" office:value-type="string">
            <text:p>22.4.</text:p>
          </table:table-cell>
          <table:table-cell table:style-name="Default" office:value-type="string">
            <text:p>14.6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7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table:number-columns-repeated="3" office:value-type="string">
            <text:p><text:s text:c="2"/>0.38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3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0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table:number-columns-repeated="3" office:value-type="string">
            <text:p><text:s text:c="2"/>0.28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4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  <table:table-cell office:value-type="string">
            <text:p><text:s/>38.76 </text:p>
          </table:table-cell>
          <table:table-cell office:value-type="string">
            <text:p><text:s/>39.10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  <table:table-cell office:value-type="string">
            <text:p><text:s text:c="2"/>0.93 </text:p>
          </table:table-cell>
          <table:table-cell office:value-type="string">
            <text:p><text:s text:c="2"/>0.99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table:number-columns-repeated="2" office:value-type="string">
            <text:p><text:s text:c="2"/>0.49 </text:p>
          </table:table-cell>
          <table:table-cell office:value-type="string">
            <text:p><text:s text:c="2"/>0.48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  <table:table-cell table:number-columns-repeated="2" office:value-type="string">
            <text:p><text:s text:c="2"/>1.8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11 </text:p>
          </table:table-cell>
          <table:table-cell office:value-type="string">
            <text:p><text:s text:c="2"/>1.13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6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  <table:table-cell office:value-type="string">
            <text:p><text:s/>61.82 </text:p>
          </table:table-cell>
          <table:table-cell office:value-type="string">
            <text:p><text:s/>60.71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  <table:table-cell office:value-type="string">
            <text:p><text:s text:c="2"/>3.69 </text:p>
          </table:table-cell>
          <table:table-cell office:value-type="string">
            <text:p><text:s text:c="2"/>3.78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  <table:table-cell table:number-columns-repeated="2"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  <table:table-cell office:value-type="string">
            <text:p><text:s text:c="2"/>4.64 </text:p>
          </table:table-cell>
          <table:table-cell office:value-type="string">
            <text:p><text:s text:c="2"/>4.67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  <table:table-cell office:value-type="string">
            <text:p><text:s/>12.43 </text:p>
          </table:table-cell>
          <table:table-cell office:value-type="string">
            <text:p><text:s/>12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  <table:table-cell office:value-type="string">
            <text:p><text:s/>65.45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  <table:table-cell office:value-type="string">
            <text:p><text:s/>32.44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3" office:value-type="string">
            <text:p><text:s text:c="2"/>0.62 </text:p>
          </table:table-cell>
          <table:table-cell office:value-type="string">
            <text:p><text:s text:c="2"/>0.66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table:number-columns-repeated="2" office:value-type="string">
            <text:p><text:s text:c="2"/>0.20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  <table:table-cell office:value-type="string">
            <text:p><text:s text:c="2"/>6.94 </text:p>
          </table:table-cell>
          <table:table-cell office:value-type="string">
            <text:p><text:s text:c="2"/>7.10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  <table:table-cell office:value-type="string">
            <text:p><text:s/>65.66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  <table:table-cell office:value-type="string">
            <text:p><text:s/>32.08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  <table:table-cell office:value-type="string">
            <text:p><text:s text:c="2"/>7.19 </text:p>
          </table:table-cell>
          <table:table-cell office:value-type="string">
            <text:p><text:s text:c="2"/>7.25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table:number-columns-repeated="2" office:value-type="string">
            <text:p><text:s text:c="2"/>0.20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  <table:table-cell office:value-type="string">
            <text:p><text:s text:c="2"/>2.18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  <table:table-cell office:value-type="string">
            <text:p><text:s text:c="2"/>1.21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10 </text:p>
          </table:table-cell>
          <table:table-cell office:value-type="string">
            <text:p><text:s text:c="2"/>9.0e-2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  <table:table-cell office:value-type="string">
            <text:p><text:s/>13.65 </text:p>
          </table:table-cell>
          <table:table-cell office:value-type="string">
            <text:p><text:s/>13.31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  <table:table-cell table:number-columns-repeated="2" office:value-type="string">
            <text:p><text:s text:c="2"/>0.32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4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6" office:value-type="string">
            <text:p><text:s text:c="2"/>0.06 </text:p>
          </table:table-cell>
          <table:table-cell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4" office:value-type="string">
            <text:p><text:s text:c="2"/>0.36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30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  <table:table-cell office:value-type="string">
            <text:p><text:s/>23.03 </text:p>
          </table:table-cell>
          <table:table-cell office:value-type="string">
            <text:p><text:s/>22.74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3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4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  <table:table-cell office:value-type="string">
            <text:p><text:s/>15.27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  <table:table-cell office:value-type="string">
            <text:p><text:s text:c="2"/>9.00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4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  <table:table-cell office:value-type="string">
            <text:p><text:s/>54.54 </text:p>
          </table:table-cell>
          <table:table-cell office:value-type="string">
            <text:p><text:s/>55.59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0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table:number-columns-repeated="2" office:value-type="string">
            <text:p><text:s text:c="2"/>0.44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  <table:table-cell office:value-type="string">
            <text:p><text:s/>17.59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76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75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65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  <table:table-cell office:value-type="string">
            <text:p><text:s/>79.17 </text:p>
          </table:table-cell>
          <table:table-cell office:value-type="string">
            <text:p><text:s/>78.90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  <table:table-cell office:value-type="string">
            <text:p><text:s text:c="2"/>2.67 </text:p>
          </table:table-cell>
          <table:table-cell office:value-type="string">
            <text:p><text:s text:c="2"/>2.78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table:number-columns-repeated="2" office:value-type="string">
            <text:p><text:s text:c="2"/>0.84 </text:p>
          </table:table-cell>
          <table:table-cell office:value-type="string">
            <text:p><text:s text:c="2"/>0.85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5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  <table:table-cell office:value-type="string">
            <text:p><text:s/>21.17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  <table:table-cell office:value-type="string">
            <text:p><text:s/>12.57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13 </text:p>
          </table:table-cell>
          <table:table-cell office:value-type="string">
            <text:p><text:s text:c="2"/>2.22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81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  <table:table-cell office:value-type="string">
            <text:p><text:s/>81.27 </text:p>
          </table:table-cell>
          <table:table-cell office:value-type="string">
            <text:p><text:s/>80.23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  <table:table-cell office:value-type="string">
            <text:p><text:s text:c="2"/>2.78 </text:p>
          </table:table-cell>
          <table:table-cell office:value-type="string">
            <text:p><text:s text:c="2"/>2.87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table:number-columns-repeated="3"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5"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  <table:table-cell office:value-type="string">
            <text:p><text:s/>42.75 </text:p>
          </table:table-cell>
          <table:table-cell office:value-type="string">
            <text:p><text:s/>41.25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  <table:table-cell office:value-type="string">
            <text:p><text:s/>10.23 </text:p>
          </table:table-cell>
          <table:table-cell office:value-type="string">
            <text:p><text:s/>10.17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87 </text:p>
          </table:table-cell>
          <table:table-cell office:value-type="string">
            <text:p><text:s text:c="2"/>2.88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  <table:table-cell office:value-type="string">
            <text:p><text:s/>26.55 </text:p>
          </table:table-cell>
          <table:table-cell office:value-type="string">
            <text:p><text:s/>26.08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  <table:table-cell office:value-type="string">
            <text:p><text:s/>43.25 </text:p>
          </table:table-cell>
          <table:table-cell office:value-type="string">
            <text:p><text:s/>41.66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  <table:table-cell office:value-type="string">
            <text:p><text:s/>10.91 </text:p>
          </table:table-cell>
          <table:table-cell office:value-type="string">
            <text:p><text:s/>11.30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5 </text:p>
          </table:table-cell>
          <table:table-cell office:value-type="string">
            <text:p><text:s text:c="2"/>3.70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  <table:table-cell office:value-type="string">
            <text:p><text:s/>69.18 </text:p>
          </table:table-cell>
          <table:table-cell office:value-type="string">
            <text:p><text:s/>66.29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0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  <table:table-cell office:value-type="string">
            <text:p><text:s/>76.95 </text:p>
          </table:table-cell>
          <table:table-cell office:value-type="string">
            <text:p><text:s/>78.53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  <table:table-cell office:value-type="string">
            <text:p><text:s/>33.23 </text:p>
          </table:table-cell>
          <table:table-cell office:value-type="string">
            <text:p><text:s/>34.83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  <table:table-cell office:value-type="string">
            <text:p><text:s/>21.57 </text:p>
          </table:table-cell>
          <table:table-cell office:value-type="string">
            <text:p><text:s/>21.87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  <table:table-cell office:value-type="string">
            <text:p><text:s/>98.57 </text:p>
          </table:table-cell>
          <table:table-cell office:value-type="string">
            <text:p><text:s/>94.42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  <table:table-cell office:value-type="string">
            <text:p><text:s text:c="2"/>2.51 </text:p>
          </table:table-cell>
          <table:table-cell office:value-type="string">
            <text:p><text:s text:c="2"/>2.4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  <table:table-cell office:value-type="string">
            <text:p><text:s text:c="2"/>2.86 </text:p>
          </table:table-cell>
          <table:table-cell office:value-type="string">
            <text:p><text:s text:c="2"/>2.92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  <table:table-cell office:value-type="string">
            <text:p><text:s text:c="2"/>5.22 </text:p>
          </table:table-cell>
          <table:table-cell office:value-type="string">
            <text:p><text:s text:c="2"/>5.46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  <table:table-cell office:value-type="string">
            <text:p><text:s/>25.79 </text:p>
          </table:table-cell>
          <table:table-cell office:value-type="string">
            <text:p><text:s/>26.50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  <table:table-cell office:value-type="string">
            <text:p><text:s text:c="2"/>9.12 </text:p>
          </table:table-cell>
          <table:table-cell office:value-type="string">
            <text:p><text:s text:c="2"/>9.3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  <table:table-cell table:number-columns-repeated="2" office:value-type="string">
            <text:p><text:s text:c="2"/>3.75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  <table:table-cell office:value-type="string">
            <text:p><text:s text:c="2"/>6.19 </text:p>
          </table:table-cell>
          <table:table-cell office:value-type="string">
            <text:p><text:s text:c="2"/>6.08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  <table:table-cell office:value-type="string">
            <text:p><text:s/>28.51 </text:p>
          </table:table-cell>
          <table:table-cell office:value-type="string">
            <text:p><text:s/>27.98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  <table:table-cell office:value-type="string">
            <text:p><text:s/>10.75 </text:p>
          </table:table-cell>
          <table:table-cell office:value-type="string">
            <text:p><text:s/>10.6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  <table:table-cell office:value-type="string">
            <text:p><text:s/>21.50 </text:p>
          </table:table-cell>
          <table:table-cell office:value-type="string">
            <text:p><text:s/>22.03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  <table:table-cell office:value-type="string">
            <text:p><text:s/>28.18 </text:p>
          </table:table-cell>
          <table:table-cell office:value-type="string">
            <text:p><text:s/>29.04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  <table:table-cell office:value-type="string">
            <text:p><text:s/>37.05 </text:p>
          </table:table-cell>
          <table:table-cell office:value-type="string">
            <text:p><text:s/>37.82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8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  <table:table-cell office:value-type="string">
            <text:p><text:s/>32.83 </text:p>
          </table:table-cell>
          <table:table-cell office:value-type="string">
            <text:p><text:s/>32.26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  <table:table-cell office:value-type="string">
            <text:p><text:s/>13.92 </text:p>
          </table:table-cell>
          <table:table-cell office:value-type="string">
            <text:p><text:s/>13.98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10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10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10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table:number-columns-repeated="2" office:value-type="string">
            <text:p><text:s text:c="2"/>0.01 </text:p>
          </table:table-cell>
          <table:table-cell office:value-type="string">
            <text:p><text:s text:c="2"/>2.0e-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10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5.0e-2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4 </text:p>
          </table:table-cell>
          <table:table-cell office:value-type="string">
            <text:p><text:s text:c="2"/>5.0e-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  <table:table-cell office:value-type="string">
            <text:p>142.70 </text:p>
          </table:table-cell>
          <table:table-cell office:value-type="string">
            <text:p>142.60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1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4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24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5 </text:p>
          </table:table-cell>
          <table:table-cell office:value-type="string">
            <text:p><text:s text:c="2"/>2.58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3" office:value-type="string">
            <text:p><text:s text:c="2"/>0.07 </text:p>
          </table:table-cell>
          <table:table-cell office:value-type="string">
            <text:p><text:s text:c="2"/>8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table:number-columns-repeated="2" office:value-type="string">
            <text:p><text:s text:c="2"/>0.46 </text:p>
          </table:table-cell>
          <table:table-cell office:value-type="string">
            <text:p><text:s text:c="2"/>0.48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table:number-columns-repeated="2" office:value-type="string">
            <text:p><text:s text:c="2"/>0.98 </text:p>
          </table:table-cell>
          <table:table-cell office:value-type="string">
            <text:p><text:s text:c="2"/>1.02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  <table:table-cell office:value-type="string">
            <text:p><text:s/>12.47 </text:p>
          </table:table-cell>
          <table:table-cell office:value-type="string">
            <text:p><text:s/>12.58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table:number-columns-repeated="2" office:value-type="string">
            <text:p><text:s text:c="2"/>4.34 </text:p>
          </table:table-cell>
          <table:table-cell office:value-type="string">
            <text:p><text:s text:c="2"/>4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7 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  <table:table-cell office:value-type="string">
            <text:p><text:s text:c="2"/>1.43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  <table:table-cell office:value-type="string">
            <text:p><text:s text:c="2"/>8.45 </text:p>
          </table:table-cell>
          <table:table-cell office:value-type="string">
            <text:p><text:s text:c="2"/>8.4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  <table:table-cell office:value-type="string">
            <text:p><text:s text:c="2"/>6.84 </text:p>
          </table:table-cell>
          <table:table-cell office:value-type="string">
            <text:p><text:s text:c="2"/>6.78 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09 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  <table:table-cell table:number-columns-repeated="2" office:value-type="string">
            <text:p><text:s text:c="2"/>0.2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table:number-columns-repeated="2" office:value-type="string">
            <text:p><text:s text:c="2"/>0.05 </text:p>
          </table:table-cell>
          <table:table-cell office:value-type="string">
            <text:p><text:s text:c="2"/>4.0e-2 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  <table:table-cell office:value-type="string">
            <text:p>136.78 </text:p>
          </table:table-cell>
          <table:table-cell office:value-type="string">
            <text:p>141.6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01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01:41:19</dc:date>
    <dc:creator>Michael Hanus</dc:creator>
    <meta:generator>OpenOffice.org/3.2$Linux OpenOffice.org_project/320m19$Build-9505</meta:generator>
    <meta:editing-duration>PT01H09M51S</meta:editing-duration>
    <meta:editing-cycles>12</meta:editing-cycles>
    <meta:document-statistic meta:table-count="1" meta:cell-count="1588" meta:object-count="0"/>
  </office:meta>
</office:document-meta>
</file>